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4">
      <style:paragraph-properties fo:line-height="150%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5pt" officeooo:rsid="00148b36" officeooo:paragraph-rsid="000b2350" style:font-size-asian="15pt" style:font-size-complex="1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5pt" officeooo:rsid="0010a2f2" officeooo:paragraph-rsid="000c146e" style:font-size-asian="15pt" style:font-size-complex="15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5pt" officeooo:rsid="001269a4" officeooo:paragraph-rsid="000c146e" style:font-size-asian="15pt" style:font-size-complex="15pt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1269a4" officeooo:paragraph-rsid="000c146e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officeooo:rsid="001269a4" officeooo:paragraph-rsid="000c146e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style:font-name="Times new roman" officeooo:paragraph-rsid="000c146e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10a2f2" officeooo:paragraph-rsid="000c146e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/>
    </style:style>
    <style:style style:name="P11" style:family="paragraph" style:parent-style-name="Text_20_body" style:list-style-name="L1">
      <style:paragraph-properties fo:line-height="150%"/>
    </style:style>
    <style:style style:name="P12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13" style:family="paragraph" style:parent-style-name="Text_20_body" style:list-style-name="L1">
      <style:paragraph-properties fo:line-height="150%" fo:text-align="start" style:justify-single-word="false"/>
      <style:text-properties style:font-name="Times new roman" officeooo:rsid="000b2350" officeooo:paragraph-rsid="000b2350"/>
    </style:style>
    <style:style style:name="P14" style:family="paragraph" style:parent-style-name="Text_20_body" style:list-style-name="L6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46e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3f4b0"/>
    </style:style>
    <style:style style:name="T5" style:family="text">
      <style:text-properties officeooo:rsid="000e2c32"/>
    </style:style>
    <style:style style:name="T6" style:family="text">
      <style:text-properties officeooo:rsid="00157817"/>
    </style:style>
    <style:style style:name="T7" style:family="text">
      <style:text-properties officeooo:rsid="000b2350"/>
    </style:style>
    <style:style style:name="T8" style:family="text">
      <style:text-properties officeooo:rsid="0010a2f2"/>
    </style:style>
    <style:style style:name="T9" style:family="text">
      <style:text-properties officeooo:rsid="000c14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kumentácia - Mol* Viewer</text:h>
      <text:p text:style-name="P12">Mol* Viewer je JavaScriptová knižnica na vizualizáciu biologických molekúl, ako sú proteíny, DNA, RNA alebo malé molekuly, priamo v prehliadači.</text:p>
      <text:h text:style-name="P2" text:outline-level="4">Funkcionalita:</text:h>
      <text:list text:style-name="L1">
        <text:list-item>
          <text:p text:style-name="P10"><text:span text:style-name="Strong_20_Emphasis"><text:span text:style-name="T3">Vizualizácia molekúl:</text:span></text:span><text:span text:style-name="T1"> Mol* dokáže vykresliť molekuly z rôznych zdrojov (PDB, CIF, MOL2) v 3D prostredí.</text:span></text:p>
        </text:list-item>
        <text:list-item>
          <text:p text:style-name="P10"><text:span text:style-name="Strong_20_Emphasis"><text:span text:style-name="T3">Interaktivita</text:span></text:span><text:span text:style-name="Strong_20_Emphasis"><text:span text:style-name="T1">:</text:span></text:span><text:span text:style-name="T1"> Umožňuje otáčanie, priblíženie, selekciu a interakciu s jednotlivými atómami, rezíduami alebo reťazcami.</text:span></text:p>
        </text:list-item>
        <text:list-item>
          <text:p text:style-name="P10"><text:span text:style-name="Strong_20_Emphasis"><text:span text:style-name="T3">Štýly vyobrazenia:</text:span></text:span><text:span text:style-name="T1"> Knižnica umožňuje vykresliť molekuly v rôznych štýloch, vrátane cartoon, ball-and-stick, licorice a ďalších.</text:span></text:p>
        </text:list-item>
        <text:list-item>
          <text:p text:style-name="P11"><text:span text:style-name="Strong_20_Emphasis"><text:span text:style-name="T3">Pokročilé funkcie:</text:span></text:span><text:span text:style-name="T1"> Zahŕňa možnosť farebných schém na základe fyzikálno-chemických vlastností a podporu pre veľké molekuly.</text:span></text:p>
          <text:p text:style-name="P11"><text:span text:style-name="T1"/></text:p>
        </text:list-item>
      </text:list>
      <text:p text:style-name="P3">Prečo <text:span text:style-name="T4">by som </text:span><text:span text:style-name="T5">nepoužil</text:span><text:span text:style-name="T6"> </text:span><text:span text:style-name="T7">M</text:span><text:span text:style-name="T9">ol</text:span><text:span text:style-name="T7">*</text:span><text:span text:style-name="T5"> </text:span><text:span text:style-name="T7">Vi</text:span><text:span text:style-name="T5">ewer</text:span><text:span text:style-name="T6"> </text:span>v <text:span text:style-name="T6">našom</text:span> projekte ?</text:p>
      <text:list text:continue-numbering="true" text:style-name="L1">
        <text:list-item>
          <text:p text:style-name="P13"><text:span text:style-name="T1">Neprišiel som na spôsob ako odlíšiť vybrané atómy odlišnou farbou ako je vykreslená molekula.</text:span></text:p>
          <text:p text:style-name="P13"><text:span text:style-name="T1"/></text:p>
        </text:list-item>
      </text:list>
      <text:p text:style-name="P4">Ako nainštalovať <text:span text:style-name="T9">Mol*</text:span> Viewer ?</text:p>
      <text:list xml:id="list3004886312" text:style-name="L3">
        <text:list-item>
          <text:p text:style-name="P8"><text:span text:style-name="T8">Naklonujeme repozitár NGL viewer: git clone https://github.com/molstar/molstar.git</text:span></text:p>
        </text:list-item>
        <text:list-item>
          <text:p text:style-name="P9">Prejdeme do adresára projektu: cd <text:span text:style-name="T9">molstar</text:span></text:p>
        </text:list-item>
        <text:list-item>
          <text:p text:style-name="P6">Nainštalujeme všetky potrebné balíčky: npm install</text:p>
        </text:list-item>
        <text:list-item>
          <text:p text:style-name="P6">Vytvoríme buildované súbory: npm run build</text:p>
        </text:list-item>
      </text:list>
      <text:p text:style-name="P7"><text:span text:style-name="T1"/></text:p>
      <text:p text:style-name="P5"><text:span text:style-name="T1">Oficiálna dokumentácia:</text:span></text:p>
      <text:list text:style-name="L6">
        <text:list-item>
          <text:p text:style-name="P14"><text:a xlink:type="simple" xlink:href="https://github.com/molstar/molstar" office:target-frame-name="_new" xlink:show="replace" text:style-name="Internet_20_link" text:visited-style-name="Visited_20_Internet_20_Link">https://github.com/molstar/molstar</text:a></text:p>
        </text:list-item>
      </text:list>
      <text:list text:continue-list="list3004886312" text:style-name="L3">
        <text:list-header>
          <text:p text:style-name="P6"><text:span text:style-name="T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6:41:46.640376635</meta:creation-date>
    <dc:date>2025-01-24T06:57:15.225827024</dc:date>
    <meta:editing-duration>PT5M7S</meta:editing-duration>
    <meta:editing-cycles>1</meta:editing-cycles>
    <meta:document-statistic meta:table-count="0" meta:image-count="0" meta:object-count="0" meta:page-count="1" meta:paragraph-count="19" meta:word-count="153" meta:character-count="1115" meta:non-whitespace-character-count="991"/>
    <meta:generator>LibreOffice/24.2.7.2$Linux_X86_64 LibreOffice_project/420$Build-2</meta:generator>
  </office:meta>
</office:document-meta>
</file>